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2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2">
            <text:p>Total Estimado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1368849.99" table:style-name="ce6">
            <text:p>1.368.850</text:p>
          </table:table-cell>
          <table:table-cell office:value-type="float" office:value="3.7919" table:style-name="ce7">
            <text:p>3,79</text:p>
          </table:table-cell>
          <table:table-cell office:value-type="float" office:value="1.39161" table:style-name="ce7">
            <text:p>1,3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te</text:p>
          </table:table-cell>
          <table:table-cell office:value-type="float" office:value="87356.31" table:style-name="ce6">
            <text:p>87.356</text:p>
          </table:table-cell>
          <table:table-cell office:value-type="float" office:value="12.5558" table:style-name="ce9">
            <text:p>12,56</text:p>
          </table:table-cell>
          <table:table-cell office:value-type="float" office:value="2.3642400000000001" table:style-name="ce9">
            <text:p>2,36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8551.59" table:style-name="ce11">
            <text:p>8.552</text:p>
          </table:table-cell>
          <table:table-cell office:value-type="float" office:value="0.6734" table:style-name="ce12">
            <text:p>0,67</text:p>
          </table:table-cell>
          <table:table-cell office:value-type="float" office:value="2.52102" table:style-name="ce12">
            <text:p>2,52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4226.9799999999996" table:style-name="ce11">
            <text:p>4.227</text:p>
          </table:table-cell>
          <table:table-cell office:value-type="float" office:value="4.2813999999999997" table:style-name="ce12">
            <text:p>4,28</text:p>
          </table:table-cell>
          <table:table-cell office:value-type="float" office:value="1.75007" table:style-name="ce12">
            <text:p>1,75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18673.150000000001" table:style-name="ce11">
            <text:p>18.673</text:p>
          </table:table-cell>
          <table:table-cell office:value-type="float" office:value="9.0886999999999993" table:style-name="ce12">
            <text:p>9,09</text:p>
          </table:table-cell>
          <table:table-cell office:value-type="float" office:value="1.80552" table:style-name="ce12">
            <text:p>1,81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2858.66" table:style-name="ce11">
            <text:p>2.859</text:p>
          </table:table-cell>
          <table:table-cell office:value-type="float" office:value="10.1676" table:style-name="ce12">
            <text:p>10,17</text:p>
          </table:table-cell>
          <table:table-cell office:value-type="float" office:value="2.5765799999999999" table:style-name="ce12">
            <text:p>2,58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41044.449999999997" table:style-name="ce11">
            <text:p>41.044</text:p>
          </table:table-cell>
          <table:table-cell office:value-type="float" office:value="17.557700000000001" table:style-name="ce12">
            <text:p>17,56</text:p>
          </table:table-cell>
          <table:table-cell office:value-type="float" office:value="2.4106800000000002" table:style-name="ce12">
            <text:p>2,41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3749.69" table:style-name="ce11">
            <text:p>3.750</text:p>
          </table:table-cell>
          <table:table-cell office:value-type="float" office:value="23.2469" table:style-name="ce12">
            <text:p>23,25</text:p>
          </table:table-cell>
          <table:table-cell office:value-type="float" office:value="5.2453799999999999" table:style-name="ce12">
            <text:p>5,25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8251.81" table:style-name="ce11">
            <text:p>8.252</text:p>
          </table:table-cell>
          <table:table-cell office:value-type="float" office:value="8.0443999999999996" table:style-name="ce12">
            <text:p>8,04</text:p>
          </table:table-cell>
          <table:table-cell office:value-type="float" office:value="2.1669499999999999" table:style-name="ce12">
            <text:p>2,17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Nordeste</text:p>
          </table:table-cell>
          <table:table-cell office:value-type="float" office:value="361963.97" table:style-name="ce14">
            <text:p>361.964</text:p>
          </table:table-cell>
          <table:table-cell office:value-type="float" office:value="7.9988999999999999" table:style-name="ce15">
            <text:p>8,00</text:p>
          </table:table-cell>
          <table:table-cell office:value-type="float" office:value="2.3317199999999998" table:style-name="ce15">
            <text:p>2,33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36615.949999999997" table:style-name="ce11">
            <text:p>36.616</text:p>
          </table:table-cell>
          <table:table-cell office:value-type="float" office:value="25.608899999999998" table:style-name="ce12">
            <text:p>25,61</text:p>
          </table:table-cell>
          <table:table-cell office:value-type="float" office:value="3.2935099999999999" table:style-name="ce12">
            <text:p>3,29</text:p>
          </table:table-cell>
          <table:table-cell table:number-columns-repeated="16379" table:style-name="ce13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20920.580000000002" table:style-name="ce11">
            <text:p>20.921</text:p>
          </table:table-cell>
          <table:table-cell office:value-type="float" office:value="11.8858" table:style-name="ce12">
            <text:p>11,89</text:p>
          </table:table-cell>
          <table:table-cell office:value-type="float" office:value="2.2398099999999999" table:style-name="ce12">
            <text:p>2,24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58389.75" table:style-name="ce11">
            <text:p>58.390</text:p>
          </table:table-cell>
          <table:table-cell office:value-type="float" office:value="7.0469999999999997" table:style-name="ce12">
            <text:p>7,05</text:p>
          </table:table-cell>
          <table:table-cell office:value-type="float" office:value="2.6010499999999999" table:style-name="ce12">
            <text:p>2,60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22620.240000000002" table:style-name="ce11">
            <text:p>22.620</text:p>
          </table:table-cell>
          <table:table-cell office:value-type="float" office:value="9.3598999999999997" table:style-name="ce12">
            <text:p>9,36</text:p>
          </table:table-cell>
          <table:table-cell office:value-type="float" office:value="3.71014" table:style-name="ce12">
            <text:p>3,71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28198.36" table:style-name="ce11">
            <text:p>28.198</text:p>
          </table:table-cell>
          <table:table-cell office:value-type="float" office:value="4.7888000000000002" table:style-name="ce12">
            <text:p>4,79</text:p>
          </table:table-cell>
          <table:table-cell office:value-type="float" office:value="3.0121000000000002" table:style-name="ce12">
            <text:p>3,01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65113.67" table:style-name="ce11">
            <text:p>65.114</text:p>
          </table:table-cell>
          <table:table-cell office:value-type="float" office:value="3.1432000000000002" table:style-name="ce12">
            <text:p>3,14</text:p>
          </table:table-cell>
          <table:table-cell office:value-type="float" office:value="1.25115" table:style-name="ce12">
            <text:p>1,25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20905.150000000001" table:style-name="ce11">
            <text:p>20.905</text:p>
          </table:table-cell>
          <table:table-cell office:value-type="float" office:value="6.9416000000000002" table:style-name="ce12">
            <text:p>6,94</text:p>
          </table:table-cell>
          <table:table-cell office:value-type="float" office:value="2.8373599999999999" table:style-name="ce12">
            <text:p>2,84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13546.14" table:style-name="ce11">
            <text:p>13.546</text:p>
          </table:table-cell>
          <table:table-cell office:value-type="float" office:value="6.7483000000000004" table:style-name="ce12">
            <text:p>6,75</text:p>
          </table:table-cell>
          <table:table-cell office:value-type="float" office:value="0.87949999999999995" table:style-name="ce12">
            <text:p>0,88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95654.13" table:style-name="ce11">
            <text:p>95.654</text:p>
          </table:table-cell>
          <table:table-cell office:value-type="float" office:value="5.3266" table:style-name="ce12">
            <text:p>5,33</text:p>
          </table:table-cell>
          <table:table-cell office:value-type="float" office:value="2.1234099999999998" table:style-name="ce12">
            <text:p>2,12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deste</text:p>
          </table:table-cell>
          <table:table-cell office:value-type="float" office:value="621741.94999999995" table:style-name="ce14">
            <text:p>621.742</text:p>
          </table:table-cell>
          <table:table-cell office:value-type="float" office:value="1.1854" table:style-name="ce15">
            <text:p>1,19</text:p>
          </table:table-cell>
          <table:table-cell office:value-type="float" office:value="0.89731000000000005" table:style-name="ce15">
            <text:p>0,90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143092.72" table:style-name="ce11">
            <text:p>143.093</text:p>
          </table:table-cell>
          <table:table-cell office:value-type="float" office:value="1.5854999999999999" table:style-name="ce12">
            <text:p>1,59</text:p>
          </table:table-cell>
          <table:table-cell office:value-type="float" office:value="1.4582999999999999" table:style-name="ce12">
            <text:p>1,46</text:p>
          </table:table-cell>
          <table:table-cell table:number-columns-repeated="16379" table:style-name="ce13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24735.13" table:style-name="ce11">
            <text:p>24.735</text:p>
          </table:table-cell>
          <table:table-cell office:value-type="float" office:value="0.86170000000000002" table:style-name="ce12">
            <text:p>0,86</text:p>
          </table:table-cell>
          <table:table-cell office:value-type="float" office:value="1.2538100000000001" table:style-name="ce12">
            <text:p>1,25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45649.99" table:style-name="ce11">
            <text:p>145.650</text:p>
          </table:table-cell>
          <table:table-cell office:value-type="float" office:value="0.1449" table:style-name="ce12">
            <text:p>0,14</text:p>
          </table:table-cell>
          <table:table-cell office:value-type="float" office:value="0.72570999999999997" table:style-name="ce12">
            <text:p>0,73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308264.11" table:style-name="ce11">
            <text:p>308.264</text:p>
          </table:table-cell>
          <table:table-cell office:value-type="float" office:value="1.5172000000000001" table:style-name="ce12">
            <text:p>1,52</text:p>
          </table:table-cell>
          <table:table-cell office:value-type="float" office:value="0.68937999999999999" table:style-name="ce12">
            <text:p>0,6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l</text:p>
          </table:table-cell>
          <table:table-cell office:value-type="float" office:value="207816.45" table:style-name="ce14">
            <text:p>207.816</text:p>
          </table:table-cell>
          <table:table-cell office:value-type="float" office:value="0.90629999999999999" table:style-name="ce15">
            <text:p>0,91</text:p>
          </table:table-cell>
          <table:table-cell office:value-type="float" office:value="0.81294999999999995" table:style-name="ce15">
            <text:p>0,81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75190.45" table:style-name="ce11">
            <text:p>75.190</text:p>
          </table:table-cell>
          <table:table-cell office:value-type="float" office:value="0.90359999999999996" table:style-name="ce12">
            <text:p>0,90</text:p>
          </table:table-cell>
          <table:table-cell office:value-type="float" office:value="0.78127999999999997" table:style-name="ce12">
            <text:p>0,78</text:p>
          </table:table-cell>
          <table:table-cell table:number-columns-repeated="16379" table:style-name="ce13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42920.89" table:style-name="ce11">
            <text:p>42.921</text:p>
          </table:table-cell>
          <table:table-cell office:value-type="float" office:value="2.0499999999999998" table:style-name="ce12">
            <text:p>2,05</text:p>
          </table:table-cell>
          <table:table-cell office:value-type="float" office:value="1.5025200000000001" table:style-name="ce12">
            <text:p>1,50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89705.11" table:style-name="ce11">
            <text:p>89.705</text:p>
          </table:table-cell>
          <table:table-cell office:value-type="float" office:value="0.36130000000000001" table:style-name="ce12">
            <text:p>0,36</text:p>
          </table:table-cell>
          <table:table-cell office:value-type="float" office:value="0.50956999999999997" table:style-name="ce12">
            <text:p>0,51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Centro-Oeste</text:p>
          </table:table-cell>
          <table:table-cell office:value-type="float" office:value="89703.3" table:style-name="ce14">
            <text:p>89.703</text:p>
          </table:table-cell>
          <table:table-cell office:value-type="float" office:value="3.0448" table:style-name="ce15">
            <text:p>3,04</text:p>
          </table:table-cell>
          <table:table-cell office:value-type="float" office:value="1.12293" table:style-name="ce15">
            <text:p>1,12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16982.240000000002" table:style-name="ce11">
            <text:p>16.982</text:p>
          </table:table-cell>
          <table:table-cell office:value-type="float" office:value="2.3391999999999999" table:style-name="ce12">
            <text:p>2,34</text:p>
          </table:table-cell>
          <table:table-cell office:value-type="float" office:value="0.91415000000000002" table:style-name="ce12">
            <text:p>0,91</text:p>
          </table:table-cell>
          <table:table-cell table:number-columns-repeated="16379" table:style-name="ce13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18649.97" table:style-name="ce11">
            <text:p>18.650</text:p>
          </table:table-cell>
          <table:table-cell office:value-type="float" office:value="4.2196999999999996" table:style-name="ce12">
            <text:p>4,22</text:p>
          </table:table-cell>
          <table:table-cell office:value-type="float" office:value="1.4904500000000001" table:style-name="ce12">
            <text:p>1,49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41211.85" table:style-name="ce11">
            <text:p>41.212</text:p>
          </table:table-cell>
          <table:table-cell office:value-type="float" office:value="3.6539000000000001" table:style-name="ce12">
            <text:p>3,65</text:p>
          </table:table-cell>
          <table:table-cell office:value-type="float" office:value="1.21044" table:style-name="ce12">
            <text:p>1,21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12859.25" table:style-name="ce11">
            <text:p>12.859</text:p>
          </table:table-cell>
          <table:table-cell office:value-type="float" office:value="0.32069999999999999" table:style-name="ce12">
            <text:p>0,32</text:p>
          </table:table-cell>
          <table:table-cell office:value-type="float" office:value="0.58514999999999995" table:style-name="ce12">
            <text:p>0,59</text:p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3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Luiz Fernando Lima Costa</meta:initial-creator>
    <dc:creator>Rafa Herzog</dc:creator>
    <meta:creation-date>2019-11-22T18:58:02Z</meta:creation-date>
    <dc:date>2024-04-01T02:28:31Z</dc:date>
    <meta:editing-cycles>1</meta:editing-cycles>
    <meta:editing-duration>PT32S</meta:editing-duration>
  </office:meta>
</office:document-meta>
</file>